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A00000096000000F489BA8C9E.svm" manifest:media-type=""/>
  <manifest:file-entry manifest:full-path="Pictures/2000001A000001360000018514F9F3BA.svm" manifest:media-type=""/>
  <manifest:file-entry manifest:full-path="Pictures/2000001A00000161000000263F343D8E.svm" manifest:media-type=""/>
  <manifest:file-entry manifest:full-path="Pictures/2000001A0000013900000185A072A42A.svm" manifest:media-type=""/>
  <manifest:file-entry manifest:full-path="Pictures/2000001A0000013300000185A86FD54D.svm" manifest:media-type=""/>
  <manifest:file-entry manifest:full-path="Pictures/2000002A000002D80000018882BCD5F9.svm" manifest:media-type=""/>
  <manifest:file-entry manifest:full-path="Pictures/2000001A00000139000000FAEF8CCD46.svm" manifest:media-type=""/>
  <manifest:file-entry manifest:full-path="Pictures/2000001A0000002600000141393926EA.svm" manifest:media-type=""/>
  <manifest:file-entry manifest:full-path="Pictures/2000001A0000012900000185991D0F59.svm" manifest:media-type=""/>
  <manifest:file-entry manifest:full-path="Pictures/2000001A0000012600000185FD640424.svm" manifest:media-type=""/>
  <manifest:file-entry manifest:full-path="Pictures/2000002A000002CA0000018892D202D2.svm" manifest:media-type=""/>
  <manifest:file-entry manifest:full-path="Pictures/2000002A000002E200000188520B9D38.svm" manifest:media-type=""/>
  <manifest:file-entry manifest:full-path="Pictures/2000002A000002DF00000188BB03809F.svm" manifest:media-type=""/>
  <manifest:file-entry manifest:full-path="Pictures/2000002A000002D5000001881A5EE945.svm" manifest:media-type=""/>
  <manifest:file-entry manifest:full-path="Pictures/2000000A000000A4000000F2596AE154.svm" manifest:media-type=""/>
  <manifest:file-entry manifest:full-path="Pictures/2000001A0000012C00000185E7CD6EA5.svm" manifest:media-type=""/>
  <manifest:file-entry manifest:full-path="Pictures/2000002A000002D3000001882B5DD65B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ashed_20__28_var_29_" draw:fill="none" draw:textarea-vertical-align="middle"/>
    </style:style>
    <style:style style:name="gr4" style:family="graphic" style:parent-style-name="objectwithoutfill">
      <style:graphic-properties draw:marker-start="Arrowheads_20_1" draw:marker-end="Arrowheads_20_1" draw:fill="none" draw:textarea-vertical-align="middle"/>
    </style:style>
    <style:style style:name="gr5" style:family="graphic" style:parent-style-name="standard">
      <style:graphic-properties TexMathsArgs="14§display§\discrete{*}{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\syseq_{*}^{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\syseq_{*}^{\ntime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\discrete{*}{\ntime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discrete{*}{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\syseq_{*}^{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\syseq_{*}^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\discrete{*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\syseq_{*}^{\ntime-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\discrete{*}{\ntime-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Dashed_20__28_var_29_" draw:fill="none" draw:textarea-vertical-align="middle"/>
    </style:style>
    <style:style style:name="gr18" style:family="graphic" style:parent-style-name="standard">
      <style:graphic-properties TexMathsArgs="14§display§\d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\v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4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display§\syseq_{*}^{\ntime-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4§display§\discrete{*}{\ntime-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2.016cm" svg:y="2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3.032cm" svg:y="3.66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2.016cm" svg:y1="1.633cm" svg:x2="2.016cm" svg:y2="8.999cm">
            <text:p/>
          </draw:line>
          <draw:line draw:style-name="gr2" draw:text-style-name="P1" draw:layer="layout" svg:x1="9.382cm" svg:y1="8.999cm" svg:x2="2.016cm" svg:y2="8.999cm">
            <text:p/>
          </draw:line>
        </draw:g>
        <draw:g>
          <draw:line draw:style-name="gr2" draw:text-style-name="P1" draw:layer="layout" svg:x1="9.382cm" svg:y1="5.316cm" svg:x2="9.382cm" svg:y2="1.633cm">
            <text:p/>
          </draw:line>
          <draw:line draw:style-name="gr2" draw:text-style-name="P1" draw:layer="layout" svg:x1="5.699cm" svg:y1="1.633cm" svg:x2="9.382cm" svg:y2="1.633cm">
            <text:p/>
          </draw:line>
        </draw:g>
        <draw:g>
          <draw:line draw:style-name="gr2" draw:text-style-name="P1" draw:layer="layout" svg:x1="2.016cm" svg:y1="5.316cm" svg:x2="2.016cm" svg:y2="8.999cm">
            <text:p/>
          </draw:line>
          <draw:line draw:style-name="gr2" draw:text-style-name="P1" draw:layer="layout" svg:x1="5.699cm" svg:y1="8.999cm" svg:x2="2.016cm" svg:y2="8.999cm">
            <text:p/>
          </draw:line>
        </draw:g>
        <draw:line draw:style-name="gr3" draw:text-style-name="P1" draw:layer="layout" svg:x1="2.016cm" svg:y1="2.649cm" svg:x2="5.064cm" svg:y2="2.649cm">
          <text:p/>
        </draw:line>
        <draw:line draw:style-name="gr4" draw:text-style-name="P1" draw:layer="layout" svg:x1="1.254cm" svg:y1="1.633cm" svg:x2="1.254cm" svg:y2="2.649cm">
          <text:p/>
        </draw:line>
        <draw:line draw:style-name="gr4" draw:text-style-name="P1" draw:layer="layout" svg:x1="1.254cm" svg:y1="2.651cm" svg:x2="1.254cm" svg:y2="3.667cm">
          <text:p/>
        </draw:line>
        <draw:line draw:style-name="gr3" draw:text-style-name="P1" draw:layer="layout" svg:x1="3.032cm" svg:y1="4.682cm" svg:x2="3.032cm" svg:y2="1.633cm">
          <text:p/>
        </draw:line>
        <draw:line draw:style-name="gr3" draw:text-style-name="P1" draw:layer="layout" svg:x1="5.064cm" svg:y1="4.683cm" svg:x2="5.064cm" svg:y2="1.634cm">
          <text:p/>
        </draw:line>
        <draw:line draw:style-name="gr4" draw:text-style-name="P1" draw:layer="layout" svg:x1="2.016cm" svg:y1="0.871cm" svg:x2="3.032cm" svg:y2="0.871cm">
          <text:p/>
        </draw:line>
        <draw:line draw:style-name="gr4" draw:text-style-name="P1" draw:layer="layout" svg:x1="4.048cm" svg:y1="0.873cm" svg:x2="5.064cm" svg:y2="0.873cm">
          <text:p/>
        </draw:line>
        <draw:frame draw:style-name="gr5" draw:text-style-name="P1" draw:layer="layout" svg:width="0.419cm" svg:height="0.543cm" svg:x="2.397cm" svg:y="0.203cm">
          <draw:image xlink:href="Pictures/2000001A0000012C00000185E7CD6EA5.svm" xlink:type="simple" xlink:show="embed" xlink:actuate="onLoad">
            <text:p/>
          </draw:image>
        </draw:frame>
        <draw:frame draw:style-name="gr6" draw:text-style-name="P1" draw:layer="layout" svg:width="0.437cm" svg:height="0.543cm" svg:x="0.492cm" svg:y="1.841cm">
          <draw:image xlink:href="Pictures/2000001A0000013900000185A072A42A.svm" xlink:type="simple" xlink:show="embed" xlink:actuate="onLoad">
            <text:p/>
          </draw:image>
        </draw:frame>
        <draw:line draw:style-name="gr4" draw:text-style-name="P1" draw:layer="layout" svg:x1="1.254cm" svg:y1="7.983cm" svg:x2="1.254cm" svg:y2="8.999cm">
          <text:p/>
        </draw:line>
        <draw:frame draw:style-name="gr7" draw:text-style-name="P1" draw:layer="layout" svg:width="1.016cm" svg:height="0.547cm" svg:x="0.111cm" svg:y="8.198cm">
          <draw:image xlink:href="Pictures/2000002A000002D80000018882BCD5F9.svm" xlink:type="simple" xlink:show="embed" xlink:actuate="onLoad">
            <text:p/>
          </draw:image>
        </draw:frame>
        <draw:frame draw:style-name="gr8" draw:text-style-name="P1" draw:layer="layout" svg:width="0.998cm" svg:height="0.547cm" svg:x="8.527cm" svg:y="0.111cm">
          <draw:image xlink:href="Pictures/2000002A000002CA0000018892D202D2.svm" xlink:type="simple" xlink:show="embed" xlink:actuate="onLoad">
            <text:p/>
          </draw:image>
        </draw:frame>
        <draw:line draw:style-name="gr3" draw:text-style-name="P1" draw:layer="layout" svg:x1="4.048cm" svg:y1="4.683cm" svg:x2="4.048cm" svg:y2="1.634cm">
          <text:p/>
        </draw:line>
        <draw:frame draw:style-name="gr9" draw:text-style-name="P1" draw:layer="layout" svg:width="0.228cm" svg:height="0.337cm" svg:x="2.423cm" svg:y="2.016cm">
          <draw:image xlink:href="Pictures/2000000A000000A4000000F2596AE154.svm" xlink:type="simple" xlink:show="embed" xlink:actuate="onLoad">
            <text:p/>
          </draw:image>
        </draw:frame>
        <draw:frame draw:style-name="gr9" draw:text-style-name="P1" draw:layer="layout" svg:width="0.228cm" svg:height="0.337cm" svg:x="3.439cm" svg:y="3.032cm">
          <draw:image xlink:href="Pictures/2000000A000000A4000000F2596AE154.svm" xlink:type="simple" xlink:show="embed" xlink:actuate="onLoad">
            <text:p/>
          </draw:image>
        </draw:frame>
        <draw:line draw:style-name="gr4" draw:text-style-name="P1" draw:layer="layout" svg:x1="3.032cm" svg:y1="0.873cm" svg:x2="4.048cm" svg:y2="0.873cm">
          <text:p/>
        </draw:line>
        <draw:frame draw:style-name="gr10" draw:text-style-name="P1" draw:layer="layout" svg:width="0.41cm" svg:height="0.543cm" svg:x="3.413cm" svg:y="0.203cm">
          <draw:image xlink:href="Pictures/2000001A0000012600000185FD640424.svm" xlink:type="simple" xlink:show="embed" xlink:actuate="onLoad">
            <text:p/>
          </draw:image>
        </draw:frame>
        <draw:line draw:style-name="gr3" draw:text-style-name="P1" draw:layer="layout" svg:x1="2.016cm" svg:y1="3.667cm" svg:x2="5.064cm" svg:y2="3.667cm">
          <text:p/>
        </draw:line>
        <draw:line draw:style-name="gr3" draw:text-style-name="P1" draw:layer="layout" svg:x1="2.016cm" svg:y1="4.683cm" svg:x2="5.064cm" svg:y2="4.683cm">
          <text:p/>
        </draw:line>
        <draw:g>
          <draw:line draw:style-name="gr2" draw:text-style-name="P1" draw:layer="layout" svg:x1="9.382cm" svg:y1="8.999cm" svg:x2="9.382cm" svg:y2="1.633cm">
            <text:p/>
          </draw:line>
          <draw:line draw:style-name="gr2" draw:text-style-name="P1" draw:layer="layout" svg:x1="2.016cm" svg:y1="1.633cm" svg:x2="9.382cm" svg:y2="1.633cm">
            <text:p/>
          </draw:line>
        </draw:g>
        <draw:frame draw:style-name="gr9" draw:text-style-name="P1" draw:layer="layout" svg:width="0.228cm" svg:height="0.337cm" svg:x="4.429cm" svg:y="3.965cm">
          <draw:image xlink:href="Pictures/2000000A000000A4000000F2596AE154.svm" xlink:type="simple" xlink:show="embed" xlink:actuate="onLoad">
            <text:p/>
          </draw:image>
        </draw:frame>
        <draw:frame draw:style-name="gr11" draw:text-style-name="P1" draw:layer="layout" svg:width="0.209cm" svg:height="0.34cm" svg:x="2.397cm" svg:y="4.048cm">
          <draw:image xlink:href="Pictures/2000000A00000096000000F489BA8C9E.svm" xlink:type="simple" xlink:show="embed" xlink:actuate="onLoad">
            <text:p/>
          </draw:image>
        </draw:frame>
        <draw:frame draw:style-name="gr11" draw:text-style-name="P1" draw:layer="layout" svg:width="0.209cm" svg:height="0.34cm" svg:x="3.458cm" svg:y="2.016cm">
          <draw:image xlink:href="Pictures/2000000A00000096000000F489BA8C9E.svm" xlink:type="simple" xlink:show="embed" xlink:actuate="onLoad">
            <text:p/>
          </draw:image>
        </draw:frame>
        <draw:frame draw:style-name="gr11" draw:text-style-name="P1" draw:layer="layout" svg:width="0.209cm" svg:height="0.34cm" svg:x="4.474cm" svg:y="3.032cm">
          <draw:image xlink:href="Pictures/2000000A00000096000000F489BA8C9E.svm" xlink:type="simple" xlink:show="embed" xlink:actuate="onLoad">
            <text:p/>
          </draw:image>
        </draw:frame>
        <draw:frame draw:style-name="gr11" draw:text-style-name="P1" draw:layer="layout" svg:width="0.209cm" svg:height="0.34cm" svg:x="4.474cm" svg:y="2.016cm">
          <draw:image xlink:href="Pictures/2000000A00000096000000F489BA8C9E.svm" xlink:type="simple" xlink:show="embed" xlink:actuate="onLoad">
            <text:p/>
          </draw:image>
        </draw:frame>
        <draw:line draw:style-name="gr4" draw:text-style-name="P1" draw:layer="layout" svg:x1="1.254cm" svg:y1="3.667cm" svg:x2="1.254cm" svg:y2="4.683cm">
          <text:p/>
        </draw:line>
        <draw:frame draw:style-name="gr12" draw:text-style-name="P1" draw:layer="layout" svg:width="0.428cm" svg:height="0.543cm" svg:x="0.492cm" svg:y="2.905cm">
          <draw:image xlink:href="Pictures/2000001A0000013300000185A86FD54D.svm" xlink:type="simple" xlink:show="embed" xlink:actuate="onLoad">
            <text:p/>
          </draw:image>
        </draw:frame>
        <draw:frame draw:style-name="gr13" draw:text-style-name="P1" draw:layer="layout" svg:width="0.433cm" svg:height="0.543cm" svg:x="0.492cm" svg:y="3.875cm">
          <draw:image xlink:href="Pictures/2000001A000001360000018514F9F3BA.svm" xlink:type="simple" xlink:show="embed" xlink:actuate="onLoad">
            <text:p/>
          </draw:image>
        </draw:frame>
        <draw:frame draw:style-name="gr14" draw:text-style-name="P1" draw:layer="layout" svg:width="0.414cm" svg:height="0.543cm" svg:x="4.302cm" svg:y="0.192cm">
          <draw:image xlink:href="Pictures/2000001A0000012900000185991D0F59.svm" xlink:type="simple" xlink:show="embed" xlink:actuate="onLoad">
            <text:p/>
          </draw:image>
        </draw:frame>
        <draw:line draw:style-name="gr4" draw:text-style-name="P1" draw:layer="layout" svg:x1="1.254cm" svg:y1="6.969cm" svg:x2="1.254cm" svg:y2="7.985cm">
          <text:p/>
        </draw:line>
        <draw:frame draw:style-name="gr15" draw:text-style-name="P1" draw:layer="layout" svg:width="1.028cm" svg:height="0.547cm" svg:x="0.111cm" svg:y="7.184cm">
          <draw:image xlink:href="Pictures/2000002A000002DF00000188BB03809F.svm" xlink:type="simple" xlink:show="embed" xlink:actuate="onLoad">
            <text:p/>
          </draw:image>
        </draw:frame>
        <draw:frame draw:style-name="gr16" draw:text-style-name="P1" draw:layer="layout" svg:width="1.009cm" svg:height="0.547cm" svg:x="7.516cm" svg:y="0.111cm">
          <draw:image xlink:href="Pictures/2000002A000002D3000001882B5DD65B.svm" xlink:type="simple" xlink:show="embed" xlink:actuate="onLoad">
            <text:p/>
          </draw:image>
        </draw:frame>
        <draw:custom-shape draw:style-name="gr1" draw:text-style-name="P1" draw:layer="layout" svg:width="1.016cm" svg:height="1.016cm" svg:x="6.334cm" svg:y="6.9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35cm" svg:y="7.98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34cm" svg:y1="6.967cm" svg:x2="9.382cm" svg:y2="6.967cm">
          <text:p/>
        </draw:line>
        <draw:line draw:style-name="gr3" draw:text-style-name="P1" draw:layer="layout" svg:x1="7.35cm" svg:y1="9cm" svg:x2="7.35cm" svg:y2="5.951cm">
          <text:p/>
        </draw:line>
        <draw:line draw:style-name="gr3" draw:text-style-name="P1" draw:layer="layout" svg:x1="9.382cm" svg:y1="9.001cm" svg:x2="9.382cm" svg:y2="5.952cm">
          <text:p/>
        </draw:line>
        <draw:line draw:style-name="gr3" draw:text-style-name="P1" draw:layer="layout" svg:x1="8.366cm" svg:y1="9.001cm" svg:x2="8.366cm" svg:y2="5.952cm">
          <text:p/>
        </draw:line>
        <draw:frame draw:style-name="gr9" draw:text-style-name="P1" draw:layer="layout" svg:width="0.228cm" svg:height="0.337cm" svg:x="6.741cm" svg:y="6.334cm">
          <draw:image xlink:href="Pictures/2000000A000000A4000000F2596AE154.svm" xlink:type="simple" xlink:show="embed" xlink:actuate="onLoad">
            <text:p/>
          </draw:image>
        </draw:frame>
        <draw:frame draw:style-name="gr9" draw:text-style-name="P1" draw:layer="layout" svg:width="0.228cm" svg:height="0.337cm" svg:x="7.757cm" svg:y="7.35cm">
          <draw:image xlink:href="Pictures/2000000A000000A4000000F2596AE154.svm" xlink:type="simple" xlink:show="embed" xlink:actuate="onLoad">
            <text:p/>
          </draw:image>
        </draw:frame>
        <draw:line draw:style-name="gr3" draw:text-style-name="P1" draw:layer="layout" svg:x1="6.334cm" svg:y1="7.985cm" svg:x2="9.382cm" svg:y2="7.985cm">
          <text:p/>
        </draw:line>
        <draw:line draw:style-name="gr3" draw:text-style-name="P1" draw:layer="layout" svg:x1="6.334cm" svg:y1="9.001cm" svg:x2="9.382cm" svg:y2="9.001cm">
          <text:p/>
        </draw:line>
        <draw:frame draw:style-name="gr9" draw:text-style-name="P1" draw:layer="layout" svg:width="0.228cm" svg:height="0.337cm" svg:x="8.747cm" svg:y="8.283cm">
          <draw:image xlink:href="Pictures/2000000A000000A4000000F2596AE154.svm" xlink:type="simple" xlink:show="embed" xlink:actuate="onLoad">
            <text:p/>
          </draw:image>
        </draw:frame>
        <draw:frame draw:style-name="gr11" draw:text-style-name="P1" draw:layer="layout" svg:width="0.209cm" svg:height="0.34cm" svg:x="6.715cm" svg:y="8.366cm">
          <draw:image xlink:href="Pictures/2000000A00000096000000F489BA8C9E.svm" xlink:type="simple" xlink:show="embed" xlink:actuate="onLoad">
            <text:p/>
          </draw:image>
        </draw:frame>
        <draw:frame draw:style-name="gr11" draw:text-style-name="P1" draw:layer="layout" svg:width="0.209cm" svg:height="0.34cm" svg:x="7.776cm" svg:y="6.334cm">
          <draw:image xlink:href="Pictures/2000000A00000096000000F489BA8C9E.svm" xlink:type="simple" xlink:show="embed" xlink:actuate="onLoad">
            <text:p/>
          </draw:image>
        </draw:frame>
        <draw:frame draw:style-name="gr11" draw:text-style-name="P1" draw:layer="layout" svg:width="0.209cm" svg:height="0.34cm" svg:x="8.792cm" svg:y="7.35cm">
          <draw:image xlink:href="Pictures/2000000A00000096000000F489BA8C9E.svm" xlink:type="simple" xlink:show="embed" xlink:actuate="onLoad">
            <text:p/>
          </draw:image>
        </draw:frame>
        <draw:frame draw:style-name="gr11" draw:text-style-name="P1" draw:layer="layout" svg:width="0.209cm" svg:height="0.34cm" svg:x="8.792cm" svg:y="6.334cm">
          <draw:image xlink:href="Pictures/2000000A00000096000000F489BA8C9E.svm" xlink:type="simple" xlink:show="embed" xlink:actuate="onLoad">
            <text:p/>
          </draw:image>
        </draw:frame>
        <draw:line draw:style-name="gr3" draw:text-style-name="P1" draw:layer="layout" svg:x1="6.334cm" svg:y1="5.953cm" svg:x2="9.382cm" svg:y2="5.953cm">
          <text:p/>
        </draw:line>
        <draw:line draw:style-name="gr3" draw:text-style-name="P1" draw:layer="layout" svg:x1="6.334cm" svg:y1="9.001cm" svg:x2="6.334cm" svg:y2="5.952cm">
          <text:p/>
        </draw:line>
        <draw:line draw:style-name="gr17" draw:text-style-name="P1" draw:layer="layout" svg:x1="2.016cm" svg:y1="1.635cm" svg:x2="5.064cm" svg:y2="4.683cm">
          <text:p/>
        </draw:line>
        <draw:line draw:style-name="gr17" draw:text-style-name="P1" draw:layer="layout" svg:x1="6.334cm" svg:y1="5.953cm" svg:x2="9.382cm" svg:y2="9.001cm">
          <text:p/>
        </draw:line>
        <draw:frame draw:style-name="gr18" draw:text-style-name="P1" draw:layer="layout" svg:width="0.437cm" svg:height="0.349cm" draw:transform="rotate (-0.117635191584418) translate (5.467cm 5.072cm)">
          <draw:image xlink:href="Pictures/2000001A00000139000000FAEF8CCD46.svm" xlink:type="simple" xlink:show="embed" xlink:actuate="onLoad">
            <text:p/>
          </draw:image>
        </draw:frame>
        <draw:frame draw:style-name="gr19" draw:text-style-name="P1" draw:layer="layout" svg:width="0.052cm" svg:height="0.447cm" svg:x="3.488cm" svg:y="4.937cm">
          <draw:image xlink:href="Pictures/2000001A0000002600000141393926EA.svm" xlink:type="simple" xlink:show="embed" xlink:actuate="onLoad">
            <text:p/>
          </draw:image>
        </draw:frame>
        <draw:frame draw:style-name="gr20" draw:text-style-name="P1" draw:layer="layout" svg:width="0.491cm" svg:height="0.052cm" svg:x="5.208cm" svg:y="3.159cm">
          <draw:image xlink:href="Pictures/2000001A00000161000000263F343D8E.svm" xlink:type="simple" xlink:show="embed" xlink:actuate="onLoad">
            <text:p/>
          </draw:image>
        </draw:frame>
        <draw:frame draw:style-name="gr19" draw:text-style-name="P1" draw:layer="layout" svg:width="0.052cm" svg:height="0.447cm" draw:transform="rotate (-3.14159265358979) translate (7.858cm 5.765cm)">
          <draw:image xlink:href="Pictures/2000001A0000002600000141393926EA.svm" xlink:type="simple" xlink:show="embed" xlink:actuate="onLoad">
            <text:p/>
          </draw:image>
        </draw:frame>
        <draw:frame draw:style-name="gr20" draw:text-style-name="P1" draw:layer="layout" svg:width="0.491cm" svg:height="0.052cm" draw:transform="rotate (-3.14159265358979) translate (6.138cm 7.543cm)">
          <draw:image xlink:href="Pictures/2000001A00000161000000263F343D8E.svm" xlink:type="simple" xlink:show="embed" xlink:actuate="onLoad">
            <text:p/>
          </draw:image>
        </draw:frame>
        <draw:line draw:style-name="gr4" draw:text-style-name="P1" draw:layer="layout" svg:x1="1.254cm" svg:y1="5.953cm" svg:x2="1.254cm" svg:y2="6.969cm">
          <text:p/>
        </draw:line>
        <draw:frame draw:style-name="gr21" draw:text-style-name="P1" draw:layer="layout" svg:width="1.032cm" svg:height="0.547cm" svg:x="0.111cm" svg:y="6.168cm">
          <draw:image xlink:href="Pictures/2000002A000002E200000188520B9D38.svm" xlink:type="simple" xlink:show="embed" xlink:actuate="onLoad">
            <text:p/>
          </draw:image>
        </draw:frame>
        <draw:line draw:style-name="gr4" draw:text-style-name="P1" draw:layer="layout" svg:x1="6.334cm" svg:y1="0.873cm" svg:x2="7.35cm" svg:y2="0.873cm">
          <text:p/>
        </draw:line>
        <draw:line draw:style-name="gr4" draw:text-style-name="P1" draw:layer="layout" svg:x1="8.366cm" svg:y1="0.875cm" svg:x2="9.382cm" svg:y2="0.875cm">
          <text:p/>
        </draw:line>
        <draw:line draw:style-name="gr4" draw:text-style-name="P1" draw:layer="layout" svg:x1="7.35cm" svg:y1="0.875cm" svg:x2="8.366cm" svg:y2="0.875cm">
          <text:p/>
        </draw:line>
        <draw:frame draw:style-name="gr22" draw:text-style-name="P1" draw:layer="layout" svg:width="1.014cm" svg:height="0.547cm" svg:x="6.468cm" svg:y="0.111cm">
          <draw:image xlink:href="Pictures/2000002A000002D5000001881A5EE94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525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19T15:52:08</meta:creation-date>
    <dc:date>2013-05-20T15:28:07</dc:date>
    <dc:creator>Jack Reilly</dc:creator>
    <meta:editing-duration>PT52M53S</meta:editing-duration>
    <meta:editing-cycles>27</meta:editing-cycles>
    <meta:generator>LibreOffice/3.6$MacOSX_x86 LibreOffice_project/2ef5aff-a6fb0ff-166bdff-cf087ad-0f1389</meta:generator>
    <meta:document-statistic meta:object-count="75"/>
  </office:meta>
</office:document-meta>
</file>